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ystem-ui" svg:font-family="system-ui, Ubuntu, 'Droid Sans', sans-serif"/>
    <style:font-face style:name="var monaco-monospace-font" svg:font-family="'var monaco-monospace-font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font-weight="bold" officeooo:rsid="001bde1f" officeooo:paragraph-rsid="001bde1f" style:font-weight-asian="bold" style:font-weight-complex="bold"/>
    </style:style>
    <style:style style:name="P3" style:family="paragraph" style:parent-style-name="Standard">
      <style:text-properties fo:color="#000000" fo:font-weight="bold" officeooo:rsid="001d168e" officeooo:paragraph-rsid="001d168e" style:font-weight-asian="bold" style:font-weight-complex="bold"/>
    </style:style>
    <style:style style:name="P4" style:family="paragraph" style:parent-style-name="Standard">
      <style:text-properties fo:color="#000000" officeooo:rsid="001d168e" officeooo:paragraph-rsid="001d168e"/>
    </style:style>
    <style:style style:name="P5" style:family="paragraph" style:parent-style-name="Standard">
      <style:text-properties fo:font-variant="normal" fo:text-transform="none" fo:color="#000000" style:font-name="system-ui" fo:font-size="10.5pt" fo:letter-spacing="normal" fo:font-style="normal" fo:font-weight="bold"/>
    </style:style>
    <style:style style:name="P6" style:family="paragraph" style:parent-style-name="Standard">
      <style:text-properties fo:font-variant="normal" fo:text-transform="none" fo:color="#000000" style:font-name="system-ui" fo:font-size="10.5pt" fo:letter-spacing="normal" fo:font-style="normal" fo:font-weight="bold" officeooo:rsid="001d168e" officeooo:paragraph-rsid="001d168e"/>
    </style:style>
    <style:style style:name="P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000000" style:font-name="system-ui" fo:font-size="10.5pt" fo:letter-spacing="normal" fo:font-style="normal" fo:font-weight="bold"/>
    </style:style>
    <style:style style:name="P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000000" style:font-name="system-ui" fo:font-size="10.5pt" fo:letter-spacing="normal" fo:font-style="normal" fo:font-weight="bold" officeooo:paragraph-rsid="001a20f5"/>
    </style:style>
    <style:style style:name="P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var monaco-monospace-font" fo:font-size="10.5pt" fo:letter-spacing="normal" fo:font-style="normal" fo:font-weight="normal"/>
    </style:style>
    <style:style style:name="P10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color="#000000"/>
    </style:style>
    <style:style style:name="P11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color="#000000"/>
    </style:style>
    <style:style style:name="P12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color="#0000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a20f5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Using tf.Keras.Input</text:span></text:p>
      <text:p text:style-name="P7">Exception has occurred: AttributeError</text:p>
      <text:list xml:id="list4206719134" text:style-name="L1">
        <text:list-item>
          <text:p text:style-name="P10"/>
        </text:list-item>
      </text:list>
      <text:p text:style-name="P9">'KerasTensor' object has no attribute 'size'</text:p>
      <text:p text:style-name="P9">File "<text:span text:style-name="T1">/home/elie/Desktop/NLP/HateSpeechDetection/src/modelBuilder.py</text:span>", line 44, in Create output, layer = self.AlbertModel(input_ids,attention_masks) File "<text:span text:style-name="T1">/home/elie/Desktop/NLP/HateSpeechDetection/src/main.py</text:span>", line 16, in main model.Create(PRINT=True) File "<text:span text:style-name="T1">/home/elie/Desktop/NLP/HateSpeechDetection/src/main.py</text:span>", line 21, in &lt;module&gt; main()</text:p>
      <text:p text:style-name="P1"/>
      <text:p text:style-name="P1"/>
      <text:p text:style-name="P2">Using torch.tensor</text:p>
      <text:p text:style-name="P1"/>
      <text:p text:style-name="P5">Exception has occurred: ValueError</text:p>
      <text:list xml:id="list989979911" text:style-name="L2">
        <text:list-item>
          <text:p text:style-name="P11"/>
        </text:list-item>
      </text:list>
      <text:p text:style-name="P9">not enough values to unpack (expected 2, got 1)</text:p>
      <text:p text:style-name="P9">File "<text:span text:style-name="T1">/home/elie/Desktop/NLP/HateSpeechDetection/src/modelBuilder.py</text:span>", line 50, in Create output = self.AlbertModel(input_ids,attention_masks) File "<text:span text:style-name="T1">/home/elie/Desktop/NLP/HateSpeechDetection/src/main.py</text:span>", line 16, in main model.Create(PRINT=True) File "<text:span text:style-name="T1">/home/elie/Desktop/NLP/HateSpeechDetection/src/main.py</text:span>", line 21, in &lt;module&gt; main()</text:p>
      <text:p text:style-name="P1"/>
      <text:p text:style-name="P3">Using AlbertTokenizer.encode_plus()</text:p>
      <text:p text:style-name="P6"><text:span text:style-name="T3"/></text:p>
      <text:p text:style-name="P6">Exception has occurred: ValueError</text:p>
      <text:list xml:id="list210807083" text:style-name="L3">
        <text:list-item>
          <text:p text:style-name="P12"/>
        </text:list-item>
      </text:list>
      <text:p text:style-name="P9">could not determine the shape of object type 'BatchEncoding'</text:p>
      <text:p text:style-name="P9">File "<text:span text:style-name="T1">/home/elie/Desktop/NLP/HateSpeechDetection/src/modelBuilder.py</text:span>", line 54, in Create output = self.AlbertModel(torch.tensor(encoded).unsqueeze(self.BatchSize)) File "<text:span text:style-name="T1">/home/elie/Desktop/NLP/HateSpeechDetection/src/main.py</text:span>", line 16, in main model.Create(PRINT=True) File "<text:span text:style-name="T1">/home/elie/Desktop/NLP/HateSpeechDetection/src/main.py</text:span>", line 21, in &lt;module&gt; main(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ystem-ui" svg:font-family="system-ui, Ubuntu, 'Droid Sans', sans-serif"/>
    <style:font-face style:name="var monaco-monospace-font" svg:font-family="'var monaco-monospace-font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4T10:29:45.247604368</meta:creation-date>
    <dc:date>2022-03-04T10:38:44.580440673</dc:date>
    <meta:editing-duration>PT8M5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15" meta:character-count="1376" meta:non-whitespace-character-count="1276"/>
  </office:meta>
</office:document-meta>
</file>